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f5aca" officeooo:paragraph-rsid="000f5aca"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3pt" fo:font-weight="normal" officeooo:rsid="000f5aca" officeooo:paragraph-rsid="000f5aca"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0f5aca" officeooo:paragraph-rsid="000f5aca"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style="italic" fo:font-weight="bold" officeooo:rsid="000f5aca" officeooo:paragraph-rsid="000f5aca"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fo:font-size="14pt" fo:font-weight="bold" officeooo:rsid="000f5aca" officeooo:paragraph-rsid="000f5aca"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2 – Simulating Cache Memory</text:p>
      <text:p text:style-name="P2">Sharique Shamim</text:p>
      <text:p text:style-name="P2"/>
      <text:p text:style-name="P5">How to run:</text:p>
      <text:p text:style-name="P3">do</text:p>
      <text:p text:style-name="P4">make</text:p>
      <text:p text:style-name="P4">make testcase1</text:p>
      <text:p text:style-name="P4">make testcase2</text:p>
      <text:p text:style-name="P3">.</text:p>
      <text:p text:style-name="P3">.</text:p>
      <text:p text:style-name="P3">. so on</text:p>
      <text:p text:style-name="P3"/>
      <text:p text:style-name="P5">Implementation:</text:p>
      <text:p text:style-name="P3">I made a struct CACHE_BLOCK which has block parameters data, tag, valid_status, dirty_status, prioirty and last used.</text:p>
      <text:p text:style-name="P3"/>
      <text:p text:style-name="P3">num_sets = cache_size/(block_size*cache_associativity)</text:p>
      <text:p text:style-name="P3">set_index = memory_address % num_sets</text:p>
      <text:p text:style-name="P3">tag = memory_address / num_sets</text:p>
      <text:p text:style-name="P3"/>
      <text:p text:style-name="P5">WRITE:</text:p>
      <text:p text:style-name="P3">Calculate the set_index &amp; tag. <text:s/>In the calculated set, if any valid block’s tag matches with the tag of the request, it’s a hit, overwrite the block &amp; promote the block to high priority.</text:p>
      <text:p text:style-name="P3">If it’s not a hit, write the data in any invalid block of that set. In case all the blocks are written and there is no invalid block then overwrite the least recently used low priority block and store the older data from cache into main memory. In case there are no low prioirty blocks overwrite the least recently used high priority block and store the older data into main memory.</text:p>
      <text:p text:style-name="P3"/>
      <text:p text:style-name="P5">READ:</text:p>
      <text:p text:style-name="P3">From the given memory address calculate the set_index &amp; tag. If in that set the tag of any valid block matches with the tag of request it’s a hit. In case of Read miss, read the data from the main memory and write into the cache.</text:p>
      <text:p text:style-name="P3"/>
      <text:p text:style-name="P5">TCACHEACCESS:</text:p>
      <text:p text:style-name="P3">If for T cache access, a high priority block has not been accessed put it back into low prioir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5T21:46:17.090894780</meta:creation-date>
    <dc:date>2020-09-05T21:56:25.272811152</dc:date>
    <meta:editing-duration>PT10M8S</meta:editing-duration>
    <meta:editing-cycles>1</meta:editing-cycles>
    <meta:document-statistic meta:table-count="0" meta:image-count="0" meta:object-count="0" meta:page-count="1" meta:paragraph-count="22" meta:word-count="224" meta:character-count="1280" meta:non-whitespace-character-count="1076"/>
    <meta:generator>LibreOffice/6.4.5.2$Linux_X86_64 LibreOffice_project/40$Build-2</meta:generator>
  </office:meta>
</office:document-meta>
</file>